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4F37711B10E3810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69cm, 4.234cm, 12.92cm, 2.3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6cm" svg:height="20.975cm" svg:x="0.991cm" svg:y="2.391cm">
          <draw:image xlink:href="Pictures/10000000000005E8000007E04F37711B10E3810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2:00:31.524866031</dc:date>
    <meta:editing-duration>PT3M38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